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2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008in"/>
    </style:style>
    <style:style style:name="co5" style:family="table-column">
      <style:table-column-properties fo:break-before="auto" style:column-width="1.43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ta</text:p>
          </table:table-cell>
          <table:table-cell table:number-columns-repeated="3"/>
          <table:table-cell table:style-name="ce10" office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office:value-type="string">
            <text:p>Price</text:p>
          </table:table-cell>
          <table:table-cell table:style-name="ce6" office:value-type="string">
            <text:p>Demand</text:p>
          </table:table-cell>
          <table:table-cell table:style-name="ce6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130">
            <text:p>130</text:p>
          </table:table-cell>
          <table:table-cell table:style-name="ce11" office:value-type="float" office:value="91">
            <text:p>91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20">
            <text:p>12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DFW</text:p>
          </table:table-cell>
          <table:table-cell table:style-name="ce6" office:value-type="string">
            <text:p>Regular</text:p>
          </table:table-cell>
          <table:table-cell table:style-name="ce6" office:value-type="float" office:value="642">
            <text:p>642</text:p>
          </table:table-cell>
          <table:table-cell table:style-name="ce6" office:value-type="float" office:value="75">
            <text:p>75</text:p>
          </table:table-cell>
          <table:table-cell table:style-name="ce11" office:value-type="float" office:value="75">
            <text:p>75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DFW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10">
            <text:p>110</text:p>
          </table:table-cell>
          <table:table-cell table:style-name="ce11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7" table:formula="of:=SUMPRODUCT([.C5:.C10];[.E5:.E10])" office:value-type="float" office:value="120668">
            <text:p>12066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 JFK-DFW</text:p>
          </table:table-cell>
          <table:table-cell table:style-name="ce8" table:formula="of:=[.E5]+[.E6]+[.E7]+[.E8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Capacity DFW-LAX</text:p>
          </table:table-cell>
          <table:table-cell table:style-name="ce8" table:formula="of:=[.E5]+[.E6]+[.E9]+[.E10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Demand Constrain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lt;=</text:p>
          </table:table-cell>
          <table:table-cell table:style-name="ce8" office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>
            <text:p>Non-negative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gt;=</text:p>
          </table:table-cell>
          <table:table-cell table:style-name="ce8" office:value-type="float" office:value="0">
            <text:p>0</text:p>
          </table:table-cell>
          <table:table-cell table:number-columns-repeated="1020"/>
        </table:table-row>
        <table:table-row table:style-name="ro2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 style:data-style-name="N2" text:time-value="0000-00-00T11:27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4-05-10T13:34:37</dc:date>
    <meta:editing-duration>PT23H41M33S</meta:editing-duration>
    <meta:editing-cycles>10</meta:editing-cycles>
    <meta:generator>LibreOffice/4.0.2.2$Linux_X86_64 LibreOffice_project/400m0$Build-2</meta:generator>
    <meta:document-statistic meta:table-count="3" meta:cell-count="55" meta:object-count="0"/>
  </office:meta>
</office:document-meta>
</file>